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ff" draw:marker-end="Arrow" draw:marker-end-width="0.15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draw:stroke-dash="Fine_20_Dashed" svg:stroke-width="0.051cm" svg:stroke-color="#000000" draw:marker-end="Arrow" draw:marker-end-width="0.15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.051cm" svg:stroke-color="#0000ff" draw:marker-end="Arrow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397cm" svg:x="5.269cm" svg:y="8.76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921cm" svg:height="1.397cm" svg:x="5.314cm" svg:y="2.67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921cm" svg:height="1.397cm" svg:x="5.3cm" svg:y="5.667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3cm" svg:y1="8.76cm" svg:x2="6.761cm" svg:y2="7.064cm" draw:start-shape="id1" draw:start-glue-point="4" draw:end-shape="id2" draw:end-glue-point="8" svg:d="m6730 8760 31-1696">
          <text:p/>
        </draw:connector>
        <draw:connector draw:style-name="gr2" draw:text-style-name="P1" draw:layer="layout" draw:type="line" svg:x1="6.761cm" svg:y1="5.667cm" svg:x2="6.775cm" svg:y2="4.073cm" draw:start-shape="id2" draw:start-glue-point="4" draw:end-shape="id3" draw:end-glue-point="8" svg:d="m6761 5667 14-1594">
          <text:p text:style-name="P1"><text:s text:c="7"/>top</text:p>
        </draw:connector>
        <draw:custom-shape draw:style-name="gr1" draw:text-style-name="P1" xml:id="id5" draw:id="id5" draw:layer="layout" svg:width="2.921cm" svg:height="1.397cm" svg:x="12.712cm" svg:y="2.67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921cm" svg:height="1.397cm" svg:x="12.698cm" svg:y="5.66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159cm" svg:y1="5.665cm" svg:x2="14.173cm" svg:y2="4.071cm" draw:start-shape="id4" draw:start-glue-point="4" draw:end-shape="id5" draw:end-glue-point="8" svg:d="m14159 5665 14-1594">
          <text:p text:style-name="P1"><text:s text:c="7"/>top</text:p>
        </draw:connector>
        <draw:custom-shape draw:style-name="gr1" draw:text-style-name="P1" xml:id="id6" draw:id="id6" draw:layer="layout" svg:width="2.921cm" svg:height="1.397cm" svg:x="5.272cm" svg:y="11.53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3cm" svg:y1="10.157cm" svg:x2="6.733cm" svg:y2="11.535cm" draw:start-shape="id1" draw:start-glue-point="8" draw:end-shape="id6" draw:end-glue-point="4" svg:d="m6730 10157 3 1378">
          <text:p text:style-name="P1">x <text:s text:c="2"/></text:p>
        </draw:connector>
        <draw:line draw:style-name="gr3" draw:text-style-name="P1" draw:layer="layout" svg:x1="8.583cm" svg:y1="6.352cm" svg:x2="12.393cm" svg:y2="6.352cm">
          <text:p/>
        </draw:line>
        <draw:frame draw:style-name="gr4" draw:text-style-name="P2" draw:layer="layout" svg:width="2.195cm" svg:height="1.245cm" svg:x="5.715cm" svg:y="0.533cm">
          <draw:text-box>
            <text:p text:style-name="P2">LHS</text:p>
          </draw:text-box>
        </draw:frame>
        <draw:frame draw:style-name="gr4" draw:text-style-name="P2" draw:layer="layout" svg:width="2.334cm" svg:height="1.245cm" svg:x="13.033cm" svg:y="0.533cm">
          <draw:text-box>
            <text:p text:style-name="P2">RHS</text:p>
          </draw:text-box>
        </draw:frame>
        <draw:line draw:style-name="gr5" draw:text-style-name="P3" draw:layer="layout" svg:x1="10.414cm" svg:y1="0.381cm" svg:x2="10.414cm" svg:y2="14.224cm">
          <text:p/>
        </draw:line>
        <draw:custom-shape draw:style-name="gr1" draw:text-style-name="P1" xml:id="id8" draw:id="id8" draw:layer="layout" svg:width="2.921cm" svg:height="1.397cm" svg:x="1.143cm" svg:y="11.46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557cm" svg:y1="3.275cm" svg:x2="12.367cm" svg:y2="3.275cm">
          <text:p/>
        </draw:line>
        <draw:custom-shape draw:style-name="gr1" draw:text-style-name="P1" xml:id="id7" draw:id="id7" draw:layer="layout" svg:width="2.921cm" svg:height="1.397cm" svg:x="12.668cm" svg:y="8.761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129cm" svg:y1="8.761cm" svg:x2="14.159cm" svg:y2="7.062cm" draw:start-shape="id7" draw:start-glue-point="4" draw:end-shape="id4" draw:end-glue-point="8" svg:d="m14129 8761 30-1699">
          <text:p/>
        </draw:connector>
        <draw:line draw:style-name="gr3" draw:text-style-name="P1" draw:layer="layout" svg:x1="8.557cm" svg:y1="9.475cm" svg:x2="12.367cm" svg:y2="9.475cm">
          <text:p/>
        </draw:line>
        <draw:custom-shape draw:style-name="gr1" draw:text-style-name="P1" draw:layer="layout" svg:width="2.921cm" svg:height="1.397cm" svg:x="16.542cm" svg:y="11.46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5.696cm" svg:y1="9.953cm" svg:x2="3.637cm" svg:y2="11.667cm" draw:start-shape="id1" draw:start-glue-point="7" draw:end-shape="id8" draw:end-glue-point="11" svg:d="m5696 9953-2059 1714">
          <text:p text:style-name="P4"><text:span text:style-name="T1">t <text:s text:c="5"/></text:span></text:p>
        </draw:connector>
        <draw:path draw:style-name="gr7" draw:text-style-name="P3" draw:layer="layout" svg:width="12.692cm" svg:height="1.255cm" draw:transform="rotate (-0.0197222205475359) translate (3.56594737265916cm 12.3226915286553cm)" svg:viewBox="0 0 12693 1256" svg:d="m0 504c4086 1063 9167 1090 12693-50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449cm" fo:page-height="15.8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25T16:43:12</dc:date>
    <dc:creator>damien zufferey</dc:creator>
    <meta:generator>LibreOffice/3.5$Linux_X86_64 LibreOffice_project/350m1$Build-2</meta:generator>
    <meta:document-statistic meta:object-count="22"/>
  </office:meta>
</office:document-meta>
</file>